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2" style:family="graphic" style:parent-style-name="standard">
      <style:graphic-properties draw:textarea-horizontal-align="justify" draw:textarea-vertical-align="middle" draw:auto-grow-height="false" fo:min-height="6.65cm" fo:min-width="7.3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svg:stroke-color="#ff860d" draw:fill-color="#dee6ef" draw:textarea-horizontal-align="justify" draw:textarea-vertical-align="middle" draw:auto-grow-height="false" fo:min-height="0.85cm" fo:min-width="2.4cm"/>
    </style:style>
    <style:style style:name="gr5" style:family="graphic" style:parent-style-name="standard">
      <style:graphic-properties svg:stroke-color="#3465a4" draw:fill-color="#729fcf" draw:textarea-horizontal-align="justify" draw:textarea-vertical-align="middle" draw:auto-grow-height="false" fo:min-height="1.45cm" fo:min-width="7.3cm"/>
    </style:style>
    <style:style style:name="gr6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8" style:family="graphic" style:parent-style-name="standard">
      <style:graphic-properties draw:textarea-horizontal-align="justify" draw:textarea-vertical-align="middle" draw:auto-grow-height="false" fo:min-height="9.85cm" fo:min-width="7.69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7.69cm"/>
    </style:style>
    <style:style style:name="gr10" style:family="graphic" style:parent-style-name="standard">
      <style:graphic-properties svg:stroke-color="#ff972f" draw:fill-color="#dee6ef" draw:textarea-horizontal-align="justify" draw:textarea-vertical-align="middle" draw:auto-grow-height="false" fo:min-height="3.85cm" fo:min-width="2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ff972f" draw:fill-color="#dee6ef" draw:textarea-horizontal-align="justify" draw:textarea-vertical-align="middle" draw:auto-grow-height="false" fo:min-height="0.65cm" fo:min-width="1.2cm"/>
    </style:style>
    <style:style style:name="gr13" style:family="graphic" style:parent-style-name="standard">
      <style:graphic-properties svg:stroke-color="#ff972f" draw:fill-color="#dee6ef" draw:textarea-horizontal-align="justify" draw:textarea-vertical-align="middle" draw:auto-grow-height="false" fo:min-height="0.95cm" fo:min-width="1.9cm"/>
    </style:style>
    <style:style style:name="gr14" style:family="graphic" style:parent-style-name="standard">
      <style:graphic-properties svg:stroke-color="#8d1d75" draw:fill-color="#dde8cb" draw:textarea-horizontal-align="justify" draw:textarea-vertical-align="middle" draw:auto-grow-height="false" fo:min-height="0.65cm" fo:min-width="1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dde8c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cm" svg:height="1.3cm" svg:x="4.3cm" svg:y="2.9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6.9cm" svg:x="12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cm" svg:height="1.2cm" svg:x="13.4cm" svg:y="7.5cm">
          <draw:text-box>
            <text:p>stack object</text:p>
          </draw:text-box>
        </draw:frame>
        <draw:custom-shape draw:style-name="gr4" draw:text-style-name="P3" draw:layer="layout" svg:width="2.9cm" svg:height="1.1cm" svg:x="12.1cm" svg:y="9.1cm">
          <text:p text:style-name="P1">size(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cm" svg:height="1.1cm" svg:x="12.1cm" svg:y="10.3cm">
          <text:p text:style-name="P1">getelem(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cm" svg:height="1.1cm" svg:x="12.1cm" svg:y="11.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8cm" svg:height="1.7cm" svg:x="1.8cm" svg:y="5.2cm">
          <text:p text:style-name="P1">arg pars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7cm" svg:y1="4.2cm" svg:x2="5.7cm" svg:y2="5.3cm">
          <text:p/>
        </draw:line>
        <draw:line draw:style-name="gr6" draw:text-style-name="P5" draw:layer="layout" svg:x1="5.6cm" svg:y1="6.9cm" svg:x2="12cm" svg:y2="7.9cm">
          <text:p/>
        </draw:line>
        <draw:frame draw:style-name="gr7" draw:text-style-name="P2" draw:layer="layout" svg:width="1.526cm" svg:height="0.962cm" svg:x="10.4cm" svg:y="8.8cm">
          <draw:text-box>
            <text:p>API</text:p>
          </draw:text-box>
        </draw:frame>
      </draw:page>
      <draw:page draw:name="page2" draw:style-name="dp1" draw:master-page-name="Default">
        <draw:custom-shape draw:style-name="gr8" draw:text-style-name="P1" draw:layer="layout" svg:width="8.19cm" svg:height="10.1cm" svg:x="12.4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19cm" svg:height="3cm" svg:x="12.4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1cm" svg:height="4.1cm" svg:x="17.3cm" svg:y="14.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707cm" svg:height="0.962cm" svg:x="15.5cm" svg:y="5.8cm">
          <draw:text-box>
            <text:p>stack_base</text:p>
          </draw:text-box>
        </draw:frame>
        <draw:frame draw:style-name="gr11" draw:text-style-name="P2" draw:layer="layout" svg:width="1.984cm" svg:height="0.962cm" svg:x="17.9cm" svg:y="14.138cm">
          <draw:text-box>
            <text:p>stack</text:p>
          </draw:text-box>
        </draw:frame>
        <draw:frame draw:style-name="gr11" draw:text-style-name="P2" draw:layer="layout" svg:width="5.506cm" svg:height="0.962cm" svg:x="14.118cm" svg:y="7.8cm">
          <draw:text-box>
            <text:p>queue “is a” stack</text:p>
          </draw:text-box>
        </draw:frame>
        <draw:frame draw:style-name="gr11" draw:text-style-name="P2" draw:layer="layout" svg:width="4.939cm" svg:height="0.962cm" svg:x="14.6cm" svg:y="9.2cm">
          <draw:text-box>
            <text:p>extended_stack</text:p>
          </draw:text-box>
        </draw:frame>
        <draw:custom-shape draw:style-name="gr12" draw:text-style-name="P3" draw:layer="layout" svg:width="1.7cm" svg:height="0.9cm" svg:x="12.5cm" svg:y="6.7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4cm" svg:height="1.2cm" svg:x="12.5cm" svg:y="12.1cm">
          <text:p text:style-name="P1">override</text:p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1.3cm" svg:x="4.7cm" svg:y="3.3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8cm" svg:height="1.7cm" svg:x="2.2cm" svg:y="5.6cm">
          <text:p text:style-name="P1">arg pars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1cm" svg:y1="4.6cm" svg:x2="6.1cm" svg:y2="5.7cm">
          <text:p/>
        </draw:line>
        <draw:line draw:style-name="gr6" draw:text-style-name="P5" draw:layer="layout" svg:x1="6cm" svg:y1="7.3cm" svg:x2="12.4cm" svg:y2="8.3cm">
          <text:p/>
        </draw:line>
        <draw:custom-shape draw:style-name="gr14" draw:text-style-name="P6" draw:layer="layout" svg:width="1.8cm" svg:height="0.9cm" svg:x="17.4cm" svg:y="16.1cm">
          <text:p text:style-name="P1">AP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20:57:01.624528085</meta:creation-date>
    <dc:date>2018-11-23T11:02:34.547655609</dc:date>
    <meta:editing-duration>PT1H39M47S</meta:editing-duration>
    <meta:editing-cycles>4</meta:editing-cycles>
    <meta:generator>LibreOffice/6.1.3.2$Linux_X86_64 LibreOffice_project/10$Build-2</meta:generator>
    <meta:document-statistic meta:object-count="24"/>
  </office:meta>
</office:document-meta>
</file>